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ymbols" svg:font-family="'Noto Sans Symbols'"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text-align="start" style:justify-single-word="false"/>
      <style:text-properties style:font-name="Calibri" fo:font-size="18pt" officeooo:rsid="00141d13" officeooo:paragraph-rsid="00141d13"/>
    </style:style>
    <style:style style:name="P2" style:family="paragraph" style:parent-style-name="Standard">
      <style:paragraph-properties fo:text-align="center" style:justify-single-word="false"/>
      <style:text-properties style:font-name="Calibri" fo:font-size="18pt"/>
    </style:style>
    <style:style style:name="P3" style:family="paragraph" style:parent-style-name="Standard">
      <style:paragraph-properties fo:text-align="center" style:justify-single-word="false"/>
      <style:text-properties style:font-name="Calibri" fo:font-size="26pt" officeooo:rsid="00141d13" officeooo:paragraph-rsid="00141d13"/>
    </style:style>
    <style:style style:name="P4" style:family="paragraph" style:parent-style-name="Standard">
      <style:paragraph-properties fo:text-align="center" style:justify-single-word="false"/>
      <style:text-properties style:font-name="Calibri" fo:font-size="26pt" fo:font-weight="bold" style:font-weight-asian="bold" style:font-weight-complex="bold"/>
    </style:style>
    <style:style style:name="P5" style:family="paragraph" style:parent-style-name="Text_20_body">
      <style:paragraph-properties fo:margin-left="0.25in" fo:margin-right="0in" fo:text-indent="-0.25in" style:auto-text-indent="false" style:writing-mode="lr-tb"/>
      <style:text-properties officeooo:paragraph-rsid="001566c0"/>
    </style:style>
    <style:style style:name="P6" style:family="paragraph" style:parent-style-name="Text_20_body">
      <style:paragraph-properties fo:margin-left="0.25in" fo:margin-right="0in" fo:text-indent="-0.25in" style:auto-text-indent="false" style:writing-mode="lr-tb"/>
      <style:text-properties fo:font-size="14pt" officeooo:paragraph-rsid="001566c0"/>
    </style:style>
    <style:style style:name="P7" style:family="paragraph" style:parent-style-name="Text_20_body">
      <style:paragraph-properties fo:margin-left="0.25in" fo:margin-right="0in" fo:text-indent="-0.25in" style:auto-text-indent="false" style:writing-mode="lr-tb"/>
      <style:text-properties fo:font-size="14pt" officeooo:paragraph-rsid="0016a151"/>
    </style:style>
    <style:style style:name="P8" style:family="paragraph" style:parent-style-name="Standard">
      <style:paragraph-properties fo:text-align="start" style:justify-single-word="false"/>
      <style:text-properties style:text-position="0% 100%" style:font-name="Calibri" fo:font-size="22pt" officeooo:paragraph-rsid="00141d13"/>
    </style:style>
    <style:style style:name="P9" style:family="paragraph" style:parent-style-name="Heading_20_1" style:list-style-name="WWNum8">
      <style:paragraph-properties fo:margin-left="0in" fo:margin-right="0in" fo:text-indent="0in" style:auto-text-indent="false" fo:break-before="page"/>
      <style:text-properties fo:font-variant="normal" fo:text-transform="none" fo:color="#000000" loext:opacity="100%" style:text-line-through-style="none" style:text-line-through-type="none" style:text-position="0% 100%" style:font-name="Calibri" fo:font-size="16pt" fo:font-style="normal" style:text-underline-style="none" fo:font-weight="bold" officeooo:rsid="001566c0" officeooo:paragraph-rsid="001566c0" fo:background-color="transparent" style:font-name-asian="Times New Roman" style:font-size-asian="14pt" style:font-style-asian="normal" style:font-weight-asian="bold" style:font-name-complex="Times New Roman" style:font-size-complex="14pt" style:font-weight-complex="bold"/>
    </style:style>
    <style:style style:name="P10" style:family="paragraph" style:parent-style-name="Text_20_body">
      <style:paragraph-properties fo:margin-left="0.25in" fo:margin-right="0in" fo:text-indent="-0.25in" style:auto-text-indent="false" style:writing-mode="lr-tb"/>
      <style:text-properties fo:font-variant="normal" fo:text-transform="none" fo:color="#000000" loext:opacity="100%" style:text-line-through-style="none" style:text-line-through-type="none" style:text-position="0% 100%" style:font-name="Calibri" fo:font-size="16pt" fo:font-style="normal" style:text-underline-style="none" fo:font-weight="bold" officeooo:rsid="001566c0" officeooo:paragraph-rsid="001566c0" fo:background-color="transparent" style:font-name-asian="Times New Roman" style:font-size-asian="14pt" style:font-style-asian="normal" style:font-weight-asian="bold" style:font-name-complex="Times New Roman" style:font-size-complex="14pt" style:font-weight-complex="bold"/>
    </style:style>
    <style:style style:name="P11" style:family="paragraph" style:parent-style-name="Text_20_body">
      <style:paragraph-properties fo:margin-left="0.25in" fo:margin-right="0in" fo:text-indent="-0.25in" style:auto-text-indent="false" style:writing-mode="lr-tb"/>
      <style:text-properties fo:font-size="14pt" officeooo:paragraph-rsid="0016f274"/>
    </style:style>
    <style:style style:name="P12" style:family="paragraph" style:parent-style-name="Text_20_body">
      <style:paragraph-properties fo:margin-left="0.25in" fo:margin-right="0in" fo:text-indent="-0.25in" style:auto-text-indent="false" style:writing-mode="lr-tb"/>
      <style:text-properties fo:font-size="14pt" officeooo:paragraph-rsid="0018f1cf"/>
    </style:style>
    <style:style style:name="T1" style:family="text">
      <style:text-properties officeooo:rsid="00144040"/>
    </style:style>
    <style:style style:name="T2" style:family="text">
      <style:text-properties officeooo:rsid="001566c0"/>
    </style:style>
    <style:style style:name="T3" style:family="text">
      <style:text-properties officeooo:rsid="0016a151"/>
    </style:style>
    <style:style style:name="T4" style:family="text">
      <style:text-properties officeooo:rsid="0016f274"/>
    </style:style>
    <style:style style:name="T5" style:family="text">
      <style:text-properties officeooo:rsid="0018f1c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
      <text:p text:style-name="P2"/>
      <text:p text:style-name="P2"/>
      <text:p text:style-name="P2"/>
      <text:p text:style-name="P2"/>
      <text:p text:style-name="P4">DIM – Digital Ink Market</text:p>
      <text:p text:style-name="P3">(Project Proposal)</text:p>
      <text:p text:style-name="P3"/>
      <text:p text:style-name="P3"/>
      <text:p text:style-name="P3"/>
      <text:p text:style-name="P1"><text:tab/>Name:<text:tab/><text:tab/><text:tab/>Muhammad Qayyum</text:p>
      <text:p text:style-name="P1"><text:tab/>Program:<text:tab/><text:tab/>Internship Program (Batch-02)</text:p>
      <text:p text:style-name="P1"><text:tab/>Course:<text:tab/><text:tab/><text:tab/>Front-End Development</text:p>
      <text:p text:style-name="P1"><text:tab/><text:span text:style-name="T1">Instructor(s):<text:tab/><text:tab/>Sir Faiq Bin Nisar &amp; Sir Hussnain</text:span></text:p>
      <text:p text:style-name="P1"/>
      <text:p text:style-name="P1"/>
      <text:p text:style-name="P1"/>
      <text:p text:style-name="P1"/>
      <text:p text:style-name="P8"/>
      <text:list text:style-name="WWNum8">
        <text:list-header>
          <text:h text:style-name="P9" text:outline-level="1"><text:bookmark-start text:name="__RefHeading___Toc576_2144854716"/>1. Abstract<text:bookmark-end text:name="__RefHeading___Toc576_2144854716"/></text:h>
        </text:list-header>
      </text:list>
      <text:p text:style-name="P6"><text:tab/>In this era of technological advancements, all types of businesses are rapidly moving towards web-based platforms. The field of graphics and printing is also shifting from local business to online marketplace, and multiple platforms are available separately for designing, editing, printing, and freelancing services for designers. <text:span text:style-name="T2">The project being proposed will be</text:span> a unified system for designers, customers, and printing vendors, where users can create designs, hire designers and buy custom-printed products from different vendors. </text:p>
      <text:p text:style-name="P5"/>
      <text:p text:style-name="P10">2.<text:tab/>Project Scope</text:p>
      <text:p text:style-name="P6"><text:tab/>DIM – Digital Ink Market will be a web-based application that will provide printing and designing services on a unified platform. It will be used by customers, graphic designers and printing vendors. This platform will serve as an online marketplace for printing graphic designing related businesses. </text:p>
      <text:p text:style-name="P7"><text:tab/>The printing vendors will register themselves as a vendor on this platform and will list their printing services. These printing services may include customized printed merchandise and promotional stuff such as printed T-shirts, Coffee Mugs, Key-chains, Office items etc. While <text:span text:style-name="T3">customers</text:span> will be able to buy these products from the printing vendors. </text:p>
      <text:p text:style-name="P7"><text:tab/>The user will <text:span text:style-name="T3">also</text:span> be able to register as a designer to start providing graphic designing services. The designers will be able to upload and sell their artwork using this platform. The designer will be able to create their designer profile containing a portfolio of their artwork <text:span text:style-name="T3">and service packages</text:span>.</text:p>
      <text:p text:style-name="P12"><text:tab/>The <text:span text:style-name="T3">customer</text:span> will be able to search and buy products from multiple printing vendors as well as artwork and services of different graphic designers <text:span text:style-name="T5">on this platform</text:span>. The <text:span text:style-name="T3">customer</text:span> can select any product or service to get the complete description about it and can buy the product or service by making an online payment using a credit card. </text:p>
      <text:p text:style-name="P12"><text:tab/>If the <text:span text:style-name="T3">customer</text:span> selects a customiz<text:span text:style-name="T3">able</text:span> printing product, <text:span text:style-name="T3">t</text:span>he system will allow the <text:span text:style-name="T3">customer</text:span> to upload <text:span text:style-name="T4">or select saved</text:span> images that will be printed on the selected <text:soft-page-break/>product. The user will also be able to preview 3D model of customized product before placing order. </text:p>
      <text:p text:style-name="P11"><text:tab/><text:span text:style-name="T4">T</text:span>he system will provide a design <text:span text:style-name="T4">maker</text:span> tool that will facilitate the user to create a new design from scratch or by customizing existing available design templates. Created designs will be saved in the user profil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ymbols" svg:font-family="'Noto Sans Symbols'"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15%"/>
      <style:text-properties style:font-name="Calibri1" fo:font-family="Calibri" style:font-style-name="Regular" style:font-family-generic="swiss" style:font-pitch="variable" fo:font-size="16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normal" style:family="paragraph">
      <style:paragraph-properties fo:margin-top="0in" fo:margin-bottom="0in" style:contextual-spacing="false" fo:text-align="start" style:justify-single-word="false" fo:orphans="2" fo:widows="2" style:writing-mode="lr-tb"/>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text-properties style:text-position="0% 100%" style:text-blinking="false" style:text-emphasize="none" style:text-scale="100%"/>
    </style:style>
    <style:style style:name="ListLabel_20_64" style:display-name="ListLabel 64" style:family="text">
      <style:text-properties style:text-position="0% 100%"/>
    </style:style>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1" style:display-name="ListLabel 1" style:family="text">
      <style:text-properties style:text-position="0% 100%"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 style:display-name="ListLabel 2" style:family="text">
      <style:text-properties style:text-position="0% 100%"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 style:display-name="ListLabel 3" style:family="text">
      <style:text-properties style:text-position="0% 100%"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text-position="0% 100%"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text-position="0% 100%"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 style:display-name="ListLabel 6" style:family="text">
      <style:text-properties style:text-position="0% 100%"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text-position="0% 100%"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text-position="0% 100%"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9" style:display-name="ListLabel 9" style:family="text">
      <style:text-properties style:text-position="0% 100%"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bullet text:level="2" text:style-name="ListLabel_20_65" loext:num-list-format="%2%" text:bullet-char="">
        <style:list-level-properties text:list-level-position-and-space-mode="label-alignment">
          <style:list-level-label-alignment text:label-followed-by="listtab"/>
        </style:list-level-properties>
      </text:list-level-style-bullet>
      <text:list-level-style-bullet text:level="3" text:style-name="ListLabel_20_66" loext:num-list-format="%3%" text:bullet-char="">
        <style:list-level-properties text:list-level-position-and-space-mode="label-alignment">
          <style:list-level-label-alignment text:label-followed-by="listtab"/>
        </style:list-level-properties>
      </text:list-level-style-bullet>
      <text:list-level-style-bullet text:level="4" text:style-name="ListLabel_20_67" loext:num-list-format="%4%" text:bullet-char="">
        <style:list-level-properties text:list-level-position-and-space-mode="label-alignment">
          <style:list-level-label-alignment text:label-followed-by="listtab"/>
        </style:list-level-properties>
      </text:list-level-style-bullet>
      <text:list-level-style-bullet text:level="5" text:style-name="ListLabel_20_68" loext:num-list-format="%5%" text:bullet-char="">
        <style:list-level-properties text:list-level-position-and-space-mode="label-alignment">
          <style:list-level-label-alignment text:label-followed-by="listtab"/>
        </style:list-level-properties>
      </text:list-level-style-bullet>
      <text:list-level-style-bullet text:level="6" text:style-name="ListLabel_20_69" loext:num-list-format="%6%" text:bullet-char="">
        <style:list-level-properties text:list-level-position-and-space-mode="label-alignment">
          <style:list-level-label-alignment text:label-followed-by="listtab"/>
        </style:list-level-properties>
      </text:list-level-style-bullet>
      <text:list-level-style-bullet text:level="7" text:style-name="ListLabel_20_70" loext:num-list-format="%7%" text:bullet-char="">
        <style:list-level-properties text:list-level-position-and-space-mode="label-alignment">
          <style:list-level-label-alignment text:label-followed-by="listtab"/>
        </style:list-level-properties>
      </text:list-level-style-bullet>
      <text:list-level-style-bullet text:level="8" text:style-name="ListLabel_20_71" loext:num-list-format="%8%" text:bullet-char="">
        <style:list-level-properties text:list-level-position-and-space-mode="label-alignment">
          <style:list-level-label-alignment text:label-followed-by="listtab"/>
        </style:list-level-properties>
      </text:list-level-style-bullet>
      <text:list-level-style-bullet text:level="9" text:style-name="ListLabel_20_72"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8752in"/>
        </style:list-level-properties>
        <style:text-properties fo:font-family="'Noto Sans Symbol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1252in"/>
        </style:list-level-properties>
        <style:text-properties fo:font-family="'Noto Sans Symbol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3752in"/>
        </style:list-level-properties>
        <style:text-properties fo:font-family="'Noto Sans Symbol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1.6252in"/>
        </style:list-level-properties>
        <style:text-properties fo:font-family="'Noto Sans Symbol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1.8752in"/>
        </style:list-level-properties>
        <style:text-properties fo:font-family="'Noto Sans Symbol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2.1252in"/>
        </style:list-level-properties>
        <style:text-properties fo:font-family="'Noto Sans Symbol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2.3752in"/>
        </style:list-level-properties>
        <style:text-properties fo:font-family="'Noto Sans Symbol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2.6252in"/>
        </style:list-level-properties>
        <style:text-properties fo:font-family="'Noto Sans Symbol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2.8752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2-11-18T19:17:04.505000000</dc:date>
    <meta:editing-duration>PT20M41S</meta:editing-duration>
    <meta:editing-cycles>3</meta:editing-cycles>
    <meta:generator>LibreOffice/7.4.2.3$Windows_X86_64 LibreOffice_project/382eef1f22670f7f4118c8c2dd222ec7ad009daf</meta:generator>
    <meta:document-statistic meta:table-count="0" meta:image-count="0" meta:object-count="0" meta:page-count="3" meta:paragraph-count="15" meta:word-count="389" meta:character-count="2523" meta:non-whitespace-character-count="2125"/>
  </office:meta>
</office:document-meta>
</file>